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7c0" officeooo:paragraph-rsid="001a37c0"/>
    </style:style>
    <style:style style:name="P2" style:family="paragraph" style:parent-style-name="Standard">
      <style:text-properties officeooo:rsid="0025eef9" officeooo:paragraph-rsid="0025eef9"/>
    </style:style>
    <style:style style:name="P3" style:family="paragraph" style:parent-style-name="Standard">
      <style:text-properties officeooo:rsid="0028ed24" officeooo:paragraph-rsid="0028ed24"/>
    </style:style>
    <style:style style:name="P4" style:family="paragraph" style:parent-style-name="Standard">
      <style:text-properties fo:color="#000000" officeooo:rsid="0028ed24" officeooo:paragraph-rsid="0028ed24"/>
    </style:style>
    <style:style style:name="P5" style:family="paragraph" style:parent-style-name="Standard">
      <style:text-properties fo:color="#000000" officeooo:rsid="002b6412" officeooo:paragraph-rsid="002b6412"/>
    </style:style>
    <style:style style:name="P6" style:family="paragraph" style:parent-style-name="Standard">
      <style:text-properties officeooo:paragraph-rsid="002e445f"/>
    </style:style>
    <style:style style:name="P7" style:family="paragraph" style:parent-style-name="Text_20_body">
      <style:text-properties fo:color="#000000" officeooo:rsid="0028ed24" officeooo:paragraph-rsid="002b6412"/>
    </style:style>
    <style:style style:name="P8" style:family="paragraph" style:parent-style-name="Text_20_body">
      <style:text-properties fo:color="#000000" officeooo:rsid="002d10a8" officeooo:paragraph-rsid="002d10a8"/>
    </style:style>
    <style:style style:name="P9" style:family="paragraph" style:parent-style-name="Text_20_body">
      <style:text-properties fo:color="#ff0000" officeooo:rsid="002d10a8" officeooo:paragraph-rsid="002d10a8"/>
    </style:style>
    <style:style style:name="P10" style:family="paragraph" style:parent-style-name="Text_20_body">
      <style:text-properties officeooo:paragraph-rsid="002e445f"/>
    </style:style>
    <style:style style:name="P11" style:family="paragraph" style:parent-style-name="Text_20_body">
      <style:text-properties officeooo:rsid="0037a4c0" officeooo:paragraph-rsid="0037a4c0"/>
    </style:style>
    <style:style style:name="P12" style:family="paragraph" style:parent-style-name="Text_20_body">
      <style:text-properties officeooo:rsid="003a4c1c" officeooo:paragraph-rsid="003a4c1c"/>
    </style:style>
    <style:style style:name="P13" style:family="paragraph" style:parent-style-name="Text_20_body">
      <style:text-properties officeooo:rsid="0040296c" officeooo:paragraph-rsid="0040296c"/>
    </style:style>
    <style:style style:name="P14" style:family="paragraph" style:parent-style-name="Text_20_body">
      <style:text-properties officeooo:rsid="00451901" officeooo:paragraph-rsid="00451901"/>
    </style:style>
    <style:style style:name="P15" style:family="paragraph" style:parent-style-name="Text_20_body">
      <style:text-properties officeooo:rsid="0046f410" officeooo:paragraph-rsid="0046f410"/>
    </style:style>
    <style:style style:name="P16" style:family="paragraph" style:parent-style-name="Text_20_body">
      <style:text-properties officeooo:rsid="004bff60" officeooo:paragraph-rsid="004bff60"/>
    </style:style>
    <style:style style:name="P17" style:family="paragraph" style:parent-style-name="Text_20_body">
      <style:text-properties officeooo:rsid="004cb937" officeooo:paragraph-rsid="004cb937"/>
    </style:style>
    <style:style style:name="P18" style:family="paragraph" style:parent-style-name="Text_20_body">
      <style:text-properties officeooo:rsid="004f565d" officeooo:paragraph-rsid="004f565d"/>
    </style:style>
    <style:style style:name="P19" style:family="paragraph" style:parent-style-name="Text_20_body">
      <style:text-properties officeooo:rsid="0052fb74" officeooo:paragraph-rsid="0052fb74"/>
    </style:style>
    <style:style style:name="P20" style:family="paragraph" style:parent-style-name="Text_20_body">
      <style:text-properties officeooo:rsid="00551360" officeooo:paragraph-rsid="00551360"/>
    </style:style>
    <style:style style:name="P21" style:family="paragraph" style:parent-style-name="Text_20_body">
      <style:text-properties officeooo:rsid="005b6555" officeooo:paragraph-rsid="005b6555"/>
    </style:style>
    <style:style style:name="P22" style:family="paragraph" style:parent-style-name="Text_20_body">
      <style:text-properties officeooo:rsid="005d4296" officeooo:paragraph-rsid="005d4296"/>
    </style:style>
    <style:style style:name="P23" style:family="paragraph" style:parent-style-name="Text_20_body">
      <style:text-properties officeooo:rsid="0060ea69" officeooo:paragraph-rsid="005d4296"/>
    </style:style>
    <style:style style:name="P24" style:family="paragraph" style:parent-style-name="Text_20_body">
      <style:text-properties officeooo:rsid="00664d3b" officeooo:paragraph-rsid="00664d3b"/>
    </style:style>
    <style:style style:name="T1" style:family="text">
      <style:text-properties officeooo:rsid="002964a0"/>
    </style:style>
    <style:style style:name="T2" style:family="text">
      <style:text-properties fo:color="#000000"/>
    </style:style>
    <style:style style:name="T3" style:family="text">
      <style:text-properties fo:color="#000000" officeooo:rsid="002e445f"/>
    </style:style>
    <style:style style:name="T4" style:family="text">
      <style:text-properties fo:color="#000000" officeooo:rsid="0030d481"/>
    </style:style>
    <style:style style:name="T5" style:family="text">
      <style:text-properties fo:color="#000000" officeooo:rsid="00335316"/>
    </style:style>
    <style:style style:name="T6" style:family="text">
      <style:text-properties fo:color="#000000" officeooo:rsid="003e153d"/>
    </style:style>
    <style:style style:name="T7" style:family="text">
      <style:text-properties fo:color="#000000" officeooo:rsid="0040296c"/>
    </style:style>
    <style:style style:name="T8" style:family="text">
      <style:text-properties fo:color="#000000" officeooo:rsid="0043c86e"/>
    </style:style>
    <style:style style:name="T9" style:family="text">
      <style:text-properties fo:color="#000000" officeooo:rsid="00451901"/>
    </style:style>
    <style:style style:name="T10" style:family="text">
      <style:text-properties fo:color="#000000" officeooo:rsid="0046f410"/>
    </style:style>
    <style:style style:name="T11" style:family="text">
      <style:text-properties fo:color="#000000" officeooo:rsid="004f565d"/>
    </style:style>
    <style:style style:name="T12" style:family="text">
      <style:text-properties fo:color="#000000" officeooo:rsid="00551360"/>
    </style:style>
    <style:style style:name="T13" style:family="text">
      <style:text-properties fo:color="#000000" officeooo:rsid="005d4296"/>
    </style:style>
    <style:style style:name="T14" style:family="text">
      <style:text-properties fo:color="#000000" fo:font-weight="bold" style:font-weight-asian="bold" style:font-weight-complex="bold"/>
    </style:style>
    <style:style style:name="T15" style:family="text">
      <style:text-properties fo:color="#a52a2a"/>
    </style:style>
    <style:style style:name="T16" style:family="text">
      <style:text-properties fo:color="#0000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is meant by document.getElementById('demo').innerHTML=Date() ?</text:p>
      <text:p text:style-name="P1"/>
      <text:p text:style-name="P1">One of the many JS html method is getElementById(). </text:p>
      <text:p text:style-name="P1">The getElementById() method returns the element that has the ID attribute with the specified value.</text:p>
      <text:p text:style-name="P1">The innerHTML property sets or returns the HTML content (inner HTML) of an element.</text:p>
      <text:p text:style-name="P1"><text:span text:style-name="Emphasis">innerHTML</text:span> is a DOM property to insert content to a specified id of an element. It is used in <text:span text:style-name="Emphasis">Javascript</text:span> to manipulate DOM.</text:p>
      <text:p text:style-name="P1"/>
      <text:p text:style-name="P2">2. Can JS change the html attribute value?</text:p>
      <text:p text:style-name="P2"><text:s/></text:p>
      <text:p text:style-name="P2">yes . We can use &lt;img&gt;</text:p>
      <text:p text:style-name="P2"/>
      <text:p text:style-name="P3">3. <text:s/><text:span text:style-name="T1">How can JS Hide HTML Elements?</text:span></text:p>
      <text:p text:style-name="P3"/>
      <text:p text:style-name="P3">Hiding HTML elements can be done by changing the display style:</text:p>
      <text:p text:style-name="P4">document.getElementById(<text:span text:style-name="T15">"demo"</text:span>).style.display = <text:span text:style-name="T15">"none"</text:span>;<text:line-break/></text:p>
      <text:p text:style-name="P5">4. <text:s/><text:span text:style-name="T1">How can JS </text:span>Show<text:span text:style-name="T1"> HTML Elements?</text:span></text:p>
      <text:p text:style-name="P7"/>
      <text:p text:style-name="P7">Showing hidden HTML elements can also be done by changing the display style:</text:p>
      <text:p text:style-name="P7">document.getElementById(<text:span text:style-name="T15">"demo"</text:span>).style.display = <text:span text:style-name="T15">"block"</text:span>;</text:p>
      <text:p text:style-name="P7"/>
      <text:p text:style-name="P8">5. How to uppercase, lowercase, and capitalize in html?</text:p>
      <text:p text:style-name="P8">Uppercase:</text:p>
      <text:p text:style-name="P9">For inline: &lt;p style=”text-transform<text:span text:style-name="T2">:</text:span><text:span text:style-name="T16"> uppercase”</text:span><text:span text:style-name="T2">;&gt; &lt;/p&gt;</text:span></text:p>
      <text:p text:style-name="P9"><text:span text:style-name="T2">Lowercase:</text:span></text:p>
      <text:p text:style-name="P9"><text:span text:style-name="T2">For inline: &lt;p style=”text-transform:</text:span><text:span text:style-name="T16"> lowercase”</text:span><text:span text:style-name="T2">;&gt; &lt;/p&gt;</text:span></text:p>
      <text:p text:style-name="P9"><text:span text:style-name="T2">Capitalize:</text:span></text:p>
      <text:p text:style-name="P9"><text:span text:style-name="T2">For inline: &lt;p style=”text-transform:</text:span><text:span text:style-name="T16"> capitalize”</text:span><text:span text:style-name="T2">;&gt; &lt;/p&gt; <text:s/>(first alphabet of the two words are capital)</text:span></text:p>
      <text:p text:style-name="P9"><text:span text:style-name="T2"/></text:p>
      <text:p text:style-name="P10"><text:span text:style-name="T3">6. </text:span><text:span text:style-name="T4">I</text:span><text:span text:style-name="T2">n HTML, JavaScript code must be inserted between </text:span><text:span text:style-name="T4">which </text:span><text:span text:style-name="T2">tags?</text:span></text:p>
      <text:p text:style-name="P10"><text:span text:style-name="T5">I</text:span><text:span text:style-name="T2">n HTML, JavaScript code must be inserted between &lt;script&gt; and &lt;/script&gt; tags.</text:span></text:p>
      <text:p text:style-name="P6"><text:span text:style-name="T16">&lt;</text:span><text:span text:style-name="T15">script</text:span><text:span text:style-name="T16">&gt;</text:span><text:span text:style-name="T2"><text:line-break/>document.getElementById(</text:span><text:span text:style-name="T15">"demo"</text:span><text:span text:style-name="T2">).innerHTML = </text:span><text:span text:style-name="T15">"My First JavaScript"</text:span><text:span text:style-name="T2">;<text:line-break/></text:span><text:span text:style-name="T16">&lt;</text:span><text:span text:style-name="T15">/script</text:span><text:span text:style-name="T16">&gt;</text:span><text:span text:style-name="T2"> </text:span></text:p>
      <text:p text:style-name="P12"><text:span text:style-name="T2">we have </text:span><text:span text:style-name="T6">to </text:span><text:span text:style-name="T2">call id before script tag</text:span></text:p>
      <text:p text:style-name="P11"><text:span text:style-name="T2">7. </text:span><text:span text:style-name="T7">What is meant by JavaScript function and JavaScript Events?</text:span></text:p>
      <text:p text:style-name="P13"><text:span text:style-name="T2">JavaScript function is a block of JavaScript code, that can be executed when “called” for.</text:span></text:p>
      <text:p text:style-name="P13"><text:span text:style-name="T2">For example, a function can be called when an event occurs, like when user clicks a button.</text:span></text:p>
      <text:p text:style-name="P13"><text:span text:style-name="T2"/></text:p>
      <text:p text:style-name="P13"><text:soft-page-break/><text:span text:style-name="T2">8. Where we can use JavaScript tag?</text:span></text:p>
      <text:p text:style-name="P13"><text:span text:style-name="T2">We can use JS tag either in head or in body. </text:span><text:span text:style-name="T8">We can use it before or after any writing.</text:span></text:p>
      <text:p text:style-name="P13"><text:span text:style-name="T2">9. <text:s/></text:span><text:span text:style-name="T9">Can we use External JavaScript?</text:span></text:p>
      <text:p text:style-name="P14"><text:span text:style-name="T2">Yes. </text:span><text:span text:style-name="T10">Adding a JavaScript process:</text:span></text:p>
      <text:p text:style-name="P15"><text:span text:style-name="T2">inside head / body: &lt;script src="myScript.js"&gt;<text:tab/>&lt;/script&gt;</text:span></text:p>
      <text:p text:style-name="P17"><text:span text:style-name="T2">Inside JavaScript file there should be semicolon (;) after each line of code.</text:span></text:p>
      <text:p text:style-name="P16"><text:span text:style-name="T2">10. </text:span><text:span text:style-name="T11">What are the advantages of External JavaScript?</text:span></text:p>
      <text:p text:style-name="P18"><text:span text:style-name="T2">These are some :</text:span></text:p>
      <text:p text:style-name="P18"><text:span text:style-name="T2">It separates HTML and code.</text:span></text:p>
      <text:p text:style-name="P18"><text:span text:style-name="T2">It makes HTML and JavaScript easier to read and maintain.</text:span></text:p>
      <text:p text:style-name="P18"><text:span text:style-name="T2">Cached JavaScript files can speed up page loads.</text:span></text:p>
      <text:p text:style-name="P18"><text:span text:style-name="T2"/></text:p>
      <text:p text:style-name="P19"><text:span text:style-name="T2">11. </text:span><text:span text:style-name="T12">Can we add the whole websites exact location inside script tag src=” ” ?</text:span></text:p>
      <text:p text:style-name="P20"><text:span text:style-name="T2">yes we can. For example: <text:s/></text:span></text:p>
      <text:p text:style-name="P20"><text:span text:style-name="T2">&lt;script src="</text:span><text:a xlink:type="simple" xlink:href="https://www.w3schools.com/js/myScript.js" text:style-name="Internet_20_link" text:visited-style-name="Visited_20_Internet_20_Link">https://www.w3schools.com/js/myScript.js</text:a><text:span text:style-name="T2">"&gt;&lt;/script&gt;</text:span></text:p>
      <text:p text:style-name="P20"><text:span text:style-name="T2"/></text:p>
      <text:p text:style-name="P21"><text:span text:style-name="T2">12. </text:span><text:span text:style-name="T13">How many ways JavaScript Display Possibilities?</text:span></text:p>
      <text:p text:style-name="P22"><text:span text:style-name="T2">JavaScript can “display” data in 4 different ways:</text:span></text:p>
      <text:p text:style-name="P22"><text:span text:style-name="T2">a. Writing into an HTML element , using </text:span><text:span text:style-name="T14">innerHTML</text:span><text:span text:style-name="T2">.</text:span></text:p>
      <text:p text:style-name="P22"><text:span text:style-name="T2">b. Writing into the HTML output using </text:span><text:span text:style-name="T14">document.write()</text:span><text:span text:style-name="T2">.</text:span></text:p>
      <text:p text:style-name="P22"><text:span text:style-name="T2">c. Writing into an alert box, using </text:span><text:span text:style-name="T14">window.alert()</text:span><text:span text:style-name="T2">.</text:span></text:p>
      <text:p text:style-name="P22"><text:span text:style-name="T2">d. Writing into the browser console , using </text:span><text:span text:style-name="T14">console.log()</text:span><text:span text:style-name="T2">.</text:span></text:p>
      <text:p text:style-name="P23"><text:span text:style-name="T2"/></text:p>
      <text:p text:style-name="P24"><text:span text:style-name="T2">Our last topic was: JavaScript Out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0:58:03.184451405</meta:creation-date>
    <meta:generator>LibreOffice/6.1.3.1$Linux_X86_64 LibreOffice_project/10$Build-1</meta:generator>
    <dc:date>2018-10-23T23:01:59.814394843</dc:date>
    <meta:editing-duration>PT2H3M41S</meta:editing-duration>
    <meta:editing-cycles>32</meta:editing-cycles>
    <meta:document-statistic meta:table-count="0" meta:image-count="0" meta:object-count="0" meta:page-count="2" meta:paragraph-count="49" meta:word-count="414" meta:character-count="2656" meta:non-whitespace-character-count="2280"/>
  </office:meta>
</office:document-meta>
</file>